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scrBook" text:name="Sect_scrBook">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s text:c="1"> </text:s></text:p>
        <text:p text:style-name="IntroSectionHead_scrIntroSection_scrBook_scrBody"><text:span text:style-name="span_.bgt_IntroSectionHead_scrIntroSection_scrBook_scrBody">Na Titiono Eigna Na Letasi Iaani</text:span><text:s text:c="1"> </text:s></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s text:c="1"> </text:s></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 </text:s></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 </text:s></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s text:c="1"> </text:s></text:p>
        <text:p text:style-name="IntroSectionHead_scrIntroSection_scrBook_scrBody"><text:span text:style-name="span_.bgt_IntroSectionHead_scrIntroSection_scrBook_scrBody">Na Komi Fata Ke Nagho Kori Letasi Iaani:</text:span><text:s text:c="1"> </text:s></text:p>
        <text:p text:style-name="IntroListItem1_scrIntroSection_scrBook_scrBody"><text:span text:style-name="span_.bgt_IntroListItem1_scrIntroSection_scrBook_scrBody">Na komi fata a God ke kaikalitia vanira nigna na komi tinoni (1:1-12)</text:span><text:s text:c="1"> </text:s></text:p>
        <text:p text:style-name="IntroListItem1_scrIntroSection_scrBook_scrBody"><text:span text:style-name="span_.bgt_IntroListItem1_scrIntroSection_scrBook_scrBody">Na komi tinoni kena vaututuni kedana mono tabu (1:13--2:10)</text:span><text:s text:c="1"> </text:s></text:p>
        <text:p text:style-name="IntroListItem1_scrIntroSection_scrBook_scrBody"><text:span text:style-name="span_.bgt_IntroListItem1_scrIntroSection_scrBook_scrBody">Na komi puhi na komi tinoni kiloau kedana leghura (2:11--4:19)</text:span><text:s text:c="1"> </text:s></text:p>
        <text:p text:style-name="IntroListItem1_scrIntroSection_scrBook_scrBody"><text:span text:style-name="span_.bgt_IntroListItem1_scrIntroSection_scrBook_scrBody">Na velepuhi eidia arahai kena baubatu tadia na komi tinoni kiloau (5:1-14)</text:span><text:s text:c="1"> </text:s></text:p>
        <text:section text:style-name="Sect_columns" text:name="Sect_columns">
          <text:p text:style-name="ChapterNumber1"><text:span text:style-name="ChapterNumber_.bgt_Paragraph1_scrSection_columns_scrBook_scrBody">1</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s text:c="1"> </text:s></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 text:c="1"/><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s text:c="1"> </text:s></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s text:c="1"> </text:s></text:p>
          <text:p text:style-name="Line1_scrSection_columns_scrBook_scrBody"><text:span text:style-name="span_.bgt_Line1_scrSection_columns_scrBook_scrBody">ma na dodorodia ke toke ke vaghagna na komi falaoa.</text:span><text:s text:c="1"> </text:s></text:p>
          <text:p text:style-name="Line1_scrSection_columns_scrBook_scrBody"><text:span text:style-name="span_.bgt_Line1_scrSection_columns_scrBook_scrBody">Na buburu ke gho'e ma na komi falaoa kena sikili horu,</text:span><text:s text:c="1"> </text:s></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s text:c="1"> </text:s></text:p>
          <text:p text:style-name="SectionHeadMinor_scrSection_columns_scrBook_scrBody"><text:span text:style-name="span_.bgt_SectionHeadMinor_scrSection_columns_scrBook_scrBody">A Krais Na Naghoi Ghahira</text:span><text:s text:c="1"> </text:s></text:p>
          <text:p text:style-name="ChapterNumber1"><text:span text:style-name="ChapterNumber_.bgt_Paragraph1_scrSection_columns_scrBook_scrBody">2</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s text:c="1"/><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s text:c="1"> </text:s></text:p>
          <text:p text:style-name="Line1_scrSection_columns_scrBook_scrBody"><text:span text:style-name="span_.bgt_Line1_scrSection_columns_scrBook_scrBody">Inau ku vahia na ghahira iangeni eigna keda na naghoi ghahira.</text:span><text:s text:c="1"> </text:s></text:p>
          <text:p text:style-name="Line1_scrSection_columns_scrBook_scrBody"><text:span text:style-name="span_.bgt_Line1_scrSection_columns_scrBook_scrBody">Ahai ke vaututunia, imanea teo keda toatogha ke boi toke ke vaututunia.”</text:span><text:s text:c="1"> </text:s><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s text:c="1"> </text:s></text:p>
          <text:p text:style-name="Line1_scrSection_columns_scrBook_scrBody"><text:span text:style-name="span_.bgt_Line1_scrSection_columns_scrBook_scrBody">ikageeni na ghahira iaani na naghoi ghahira kori hidigna na vathe.”</text:span><text:s text:c="1"> </text:s><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s text:c="1"> </text:s><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 </text:s></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s text:c="1"> </text:s></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s text:c="1"/><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s text:c="1"> </text:s></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s text:c="1"/><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span_.bgt_SectionHeadMinor_scrSection_columns_scrBook_scrBody">Na Velepuhi Eidia Na Komi Tinoni Taulaghi</text:span><text:s text:c="1"> </text:s></text:p>
          <text:p text:style-name="ChapterNumber1"><text:span text:style-name="ChapterNumber_.bgt_Paragraph1_scrSection_columns_scrBook_scrBody">3</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s text:c="1"> </text:s></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s text:c="1"> </text:s></text:p>
          <text:p text:style-name="Line1_scrSection_columns_scrBook_scrBody"><text:span text:style-name="span_.bgt_Line1_scrSection_columns_scrBook_scrBody">oti saghoi titionoa na komi haghore ke dika moti saghoi piapilau.</text:span><text:s text:c="1"> </text:s></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s text:c="1"> </text:s></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s text:c="1"> </text:s><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s text:c="1"> </text:s></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bgt_SectionHeadMinor_scrSection_columns_scrBook_scrBody">Na Puhi Ke Nabadia Arahai Kena Vaututuni</text:span><text:s text:c="1"> </text:s></text:p>
          <text:p text:style-name="ChapterNumber1"><text:span text:style-name="ChapterNumber_.bgt_Paragraph1_scrSection_columns_scrBook_scrBody">4</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s text:c="1"> </text:s></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s text:c="1"> </text:s></text:p>
          <text:p text:style-name="Line1_scrSection_columns_scrBook_scrBody"><text:span text:style-name="span_.bgt_Line1_scrSection_columns_scrBook_scrBody">na hava keda padara arahai kena boi leghua a God mena eia na komi puhi ke dika na?”</text:span><text:s text:c="1"> </text:s><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bgt_SectionHeadMinor_scrSection_columns_scrBook_scrBody">Na Velepuhi Eidia Mara Kena Baubatu Kori Kiloau</text:span><text:s text:c="1"> </text:s></text:p>
          <text:p text:style-name="ChapterNumber1"><text:span text:style-name="ChapterNumber_.bgt_Paragraph1_scrSection_columns_scrBook_scrBody">5</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s text:c="1"> </text:s></text:p>
          <text:p text:style-name="Line1_scrSection_columns_scrBook_scrBody"><text:span text:style-name="span_.bgt_Line1_scrSection_columns_scrBook_scrBody">keana imanea ke vatokera arahai kena mono taluleghu.”</text:span><text:s text:c="1"> </text:s><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span_.bgt_pictureCaption_pictureCenter_Paragraph_scrSection_columns_scrBook_scrBody"><text:p text:style-name="span_.bgt_pictureCaption_pictureCenter_Paragraph_scrSection_columns_scrBook_scrBody">Satan ke vaghagna na laion ke nguru</text:p><text:s text:c="1"> </text:s></text:p></draw:text-box><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draw:frame><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text:p text:style-name="SectionHeadMinor_scrSection_columns_scrBook_scrBody"><text:span text:style-name="span_.bgt_SectionHeadMinor_scrSection_columns_scrBook_scrBody">Na Vagovui Haghore</text:span><text:s text:c="1"> </text:s></text:p><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 text:c="1"/><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text:p text:style-name="ParagraphContinuation_scrSection_columns_scrBook_scrBody"><text:span text:style-name="span_.bgt_ParagraphContinuation_scrSection_columns_scrBook_scrBody">18-Nov-2008@09:35, Backup Description=14-Nov-2008@14:29, karoline - </text:span></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bgt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2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2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span text:style-name="MT2">
            <text:variable-get text:name="R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09T15:20:06</meta:creation-date>
    <dc:creator>Samdoss</dc:creator>
    <dc:date>2016-11-09T15:20:0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PsExport\TestFiles\Output\T2\Preserve1pe"
Const IsPreview = "False"
Const RunMacroFirstTime = "True"
Const IsCoverImageInserted = "false"
Const IsTOC = "false"

'Changed On Mar-24-2014 for TD-3888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